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5月4日至109年5月1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3" calcext:value-type="float" table:number-columns-spanned="2" table:number-rows-spanned="1">
            <text:p><text:s/>23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968" calcext:value-type="float" table:number-columns-spanned="2" table:number-rows-spanned="1">
            <text:p><text:s/>968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968" calcext:value-type="float" table:number-columns-spanned="2" table:number-rows-spanned="1">
            <text:p><text:s/>968 </text:p>
          </table:table-cell>
          <table:covered-table-cell table:style-name="ce49"/>
          <table:table-cell table:style-name="ce8" office:value-type="float" office:value="110" calcext:value-type="float" table:number-columns-spanned="2" table:number-rows-spanned="1">
            <text:p><text:s/>11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300" calcext:value-type="float">
            <text:p>3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4.35" calcext:value-type="float" table:number-columns-spanned="2" table:number-rows-spanned="1">
            <text:p>104.35 </text:p>
          </table:table-cell>
          <table:covered-table-cell table:style-name="ce18"/>
          <table:table-cell table:style-name="ce17" office:value-type="float" office:value="111.11" calcext:value-type="float" table:number-columns-spanned="2" table:number-rows-spanned="1">
            <text:p>111.11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9.41" calcext:value-type="float" table:number-columns-spanned="2" table:number-rows-spanned="1">
            <text:p>129.41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5 月 11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00/00/00</text:date>, <text:time style:data-style-name="N2" text:time-value="10:23:27.42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5-13T10:25:09.775000000</dc:date>
    <meta:editing-duration>PT5H58M21S</meta:editing-duration>
    <meta:editing-cycles>186</meta:editing-cycles>
    <meta:document-statistic meta:table-count="1" meta:cell-count="39" meta:object-count="0"/>
  </office:meta>
</office:document-meta>
</file>